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2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Body">
      <style:text-properties fo:font-size="10.5pt" officeooo:paragraph-rsid="001a571a" style:font-name="Arial" style:font-size-asian="10.5pt" style:font-size-complex="10.5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9">do text</text:span></text:p><text:p text:style-name="P10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4">ATTESTATION</text:span><text:span text:style-name="T1"> d'affichage </text:span><text:span text:style-name="T2">DE LA </text:span><text:span text:style-name="T3">DÉCISION</text:span></text:p>
      <text:p text:style-name="P9"/>
      <text:p text:style-name="P2"/>
      <text:p text:style-name="P2"/>
      <text:p text:style-name="P2"><office:annotation><dc:creator>Gauthier Bastien</dc:creator><dc:date>2011-02-16T16:12:24</dc:date><text:p text:style-name="P11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3"/>
      <text:p text:style-name="P4"><office:annotation><dc:creator>bleybaert</dc:creator><dc:date>2018-07-20T13:49:50.721069032</dc:date><loext:sender-initials>ble</loext:sender-initials><text:p text:style-name="P11"><text:span text:style-name="T20">do text</text:span></text:p><text:p text:style-name="P11"><text:span text:style-name="T20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2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Body">
      <style:text-properties fo:font-size="10.5pt" officeooo:paragraph-rsid="001a571a" style:font-name="Arial" style:font-size-asian="10.5pt" style:font-size-complex="10.5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9">do text</text:span></text:p><text:p text:style-name="P10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4">ATTESTATION</text:span><text:span text:style-name="T1"> d'affichage </text:span><text:span text:style-name="T2">DE LA </text:span><text:span text:style-name="T3">DÉCISION</text:span></text:p>
      <text:p text:style-name="P9"/>
      <text:p text:style-name="P2"/>
      <text:p text:style-name="P2"/>
      <text:p text:style-name="P2"><office:annotation><dc:creator>Gauthier Bastien</dc:creator><dc:date>2011-02-16T16:12:24</dc:date><text:p text:style-name="P11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3"/>
      <text:p text:style-name="P4"><office:annotation><dc:creator>bleybaert</dc:creator><dc:date>2018-07-20T13:49:50.721069032</dc:date><loext:sender-initials>ble</loext:sender-initials><text:p text:style-name="P11"><text:span text:style-name="T20">do text</text:span></text:p><text:p text:style-name="P11"><text:span text:style-name="T20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2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Body">
      <style:text-properties fo:font-size="10.5pt" officeooo:paragraph-rsid="001a571a" style:font-name="Arial" style:font-size-asian="10.5pt" style:font-size-complex="10.5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9">do text</text:span></text:p><text:p text:style-name="P10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4">ATTESTATION</text:span><text:span text:style-name="T1"> d'affichage </text:span><text:span text:style-name="T2">DE LA </text:span><text:span text:style-name="T3">DÉCISION</text:span></text:p>
      <text:p text:style-name="P9"/>
      <text:p text:style-name="P2"/>
      <text:p text:style-name="P2"/>
      <text:p text:style-name="P2"><office:annotation><dc:creator>Gauthier Bastien</dc:creator><dc:date>2011-02-16T16:12:24</dc:date><text:p text:style-name="P11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3"/>
      <text:p text:style-name="P4"><office:annotation><dc:creator>bleybaert</dc:creator><dc:date>2018-07-20T13:49:50.721069032</dc:date><loext:sender-initials>ble</loext:sender-initials><text:p text:style-name="P11"><text:span text:style-name="T20">do text</text:span></text:p><text:p text:style-name="P11"><text:span text:style-name="T20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2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Body">
      <style:text-properties fo:font-size="10.5pt" officeooo:paragraph-rsid="001a571a" style:font-name="Arial" style:font-size-asian="10.5pt" style:font-size-complex="10.5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9">do text</text:span></text:p><text:p text:style-name="P10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4">ATTESTATION</text:span><text:span text:style-name="T1"> d'affichage </text:span><text:span text:style-name="T2">DE LA </text:span><text:span text:style-name="T3">DÉCISION</text:span></text:p>
      <text:p text:style-name="P9"/>
      <text:p text:style-name="P2"/>
      <text:p text:style-name="P2"/>
      <text:p text:style-name="P2"><office:annotation><dc:creator>Gauthier Bastien</dc:creator><dc:date>2011-02-16T16:12:24</dc:date><text:p text:style-name="P11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3"/>
      <text:p text:style-name="P4"><office:annotation><dc:creator>bleybaert</dc:creator><dc:date>2018-07-20T13:49:50.721069032</dc:date><loext:sender-initials>ble</loext:sender-initials><text:p text:style-name="P11"><text:span text:style-name="T20">do text</text:span></text:p><text:p text:style-name="P11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7:31.667535875</dc:date>
    <meta:editing-duration>PT5M21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24" meta:character-count="915" meta:non-whitespace-character-count="818"/>
  </office:meta>
</office:document-meta>
</file>